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B00000672448C89E75DEA3C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fo:border="none"/>
    </style:style>
    <style:style style:name="gr3" style:family="graphic" style:parent-style-name="standard">
      <style:graphic-properties fo:background-color="#dedfdf" fo:border="none"/>
    </style:style>
    <style:style style:name="gr4" style:family="graphic" style:parent-style-name="standard">
      <style:graphic-properties draw:textarea-vertical-align="middle" fo:border="none"/>
    </style:style>
    <style:style style:name="gr5" style:family="graphic" style:parent-style-name="standard">
      <style:graphic-properties draw:textarea-vertical-align="top" fo:border="none"/>
    </style:style>
    <style:style style:name="gr6" style:family="graphic" style:parent-style-name="standard">
      <style:graphic-properties draw:textarea-vertical-align="middle" fo:background-color="#dedfdf"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7pt" fo:font-style="normal" style:text-underline-style="none" fo:font-weight="normal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7pt" fo:font-style="normal" style:text-underline-style="none" fo:font-weight="normal" fo:background-color="transparent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2pt" fo:font-style="normal" style:text-underline-style="none" fo:font-weight="normal" fo:background-color="transparent"/>
    </style:style>
    <style:style style:name="P5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2pt" fo:font-style="normal" style:text-underline-style="none" fo:font-weight="normal"/>
    </style:style>
    <style:style style:name="P6" style:family="paragraph">
      <style:paragraph-properties fo:text-align="center"/>
      <style:text-properties fo:font-variant="normal" fo:text-transform="none" style:text-line-through-style="none" style:text-line-through-type="none" fo:font-family="'Liberation Sans'" style:font-family-generic="swiss" style:font-pitch="variable" fo:font-size="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ncounter_name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counter_location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counter_difficulty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counter_xp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1_name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1_tohit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1_damage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1_range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2_name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2_tohit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2_damage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2_range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3_name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3_tohit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3_damage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3_range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1_attack_2_description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1_attack_1_description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1_attack_3_description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1_traits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1_ac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name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str_save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int_save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str_mod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str_score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int_mod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dex_mod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dex_save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dex_score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int_score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wis_save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wis_mod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wis_score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con_save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con_mod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con_score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cha_save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cha_mod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cha_score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hitdice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passiveperception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1_speed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1_proficiencybonus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basehp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rmortype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size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monster_1_hp_3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hp_4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hp_2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hp_1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4_name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4_tohit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4_damage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ttack_4_range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1_attack_4_description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1_hp_5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hp_6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alignment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1_race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monster_2_attack_2_name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2_tohit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2_damage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2_range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3_name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3_tohit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3_damage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3_range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2_attack_2_description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2_attack_1_name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1_tohit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1_damage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1_range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2_attack_1_description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2_attack_3_description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2_traits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2_ac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name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str_score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str_mod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str_save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int_score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int_mod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int_save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dex_score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dex_mod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dex_save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wis_score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wis_mod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wis_save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con_score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con_mod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con_save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cha_score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cha_mod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cha_save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hitdice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basehp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passiveperception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2_speed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2_proficiencybonus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rmortype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size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monster_2_hp_3" form:control-implementation="ooo:com.sun.star.form.component.TextField" xml:id="control104" form:id="control10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hp_4" form:control-implementation="ooo:com.sun.star.form.component.TextField" xml:id="control105" form:id="control1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hp_2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hp_1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4_name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4_tohit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4_damage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ttack_4_range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2_attack_4_description" form:control-implementation="ooo:com.sun.star.form.component.TextField" xml:id="control112" form:id="control1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2_hp_5" form:control-implementation="ooo:com.sun.star.form.component.TextField" xml:id="control113" form:id="control1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hp_6" form:control-implementation="ooo:com.sun.star.form.component.TextField" xml:id="control114" form:id="control1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alignment" form:control-implementation="ooo:com.sun.star.form.component.TextField" xml:id="control115" form:id="control1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2_race" form:control-implementation="ooo:com.sun.star.form.component.TextField" xml:id="control116" form:id="control1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monster_3_attack_2_name" form:control-implementation="ooo:com.sun.star.form.component.TextField" xml:id="control117" form:id="control1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2_tohit" form:control-implementation="ooo:com.sun.star.form.component.TextField" xml:id="control118" form:id="control1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2_damage" form:control-implementation="ooo:com.sun.star.form.component.TextField" xml:id="control119" form:id="control1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2_range" form:control-implementation="ooo:com.sun.star.form.component.TextField" xml:id="control120" form:id="control1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3_name" form:control-implementation="ooo:com.sun.star.form.component.TextField" xml:id="control121" form:id="control1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3_tohit" form:control-implementation="ooo:com.sun.star.form.component.TextField" xml:id="control122" form:id="control1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3_damage" form:control-implementation="ooo:com.sun.star.form.component.TextField" xml:id="control123" form:id="control1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3_range" form:control-implementation="ooo:com.sun.star.form.component.TextField" xml:id="control124" form:id="control1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3_attack_2_description" form:control-implementation="ooo:com.sun.star.form.component.TextField" xml:id="control125" form:id="control1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3_attack_1_name" form:control-implementation="ooo:com.sun.star.form.component.TextField" xml:id="control126" form:id="control1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1_tohit" form:control-implementation="ooo:com.sun.star.form.component.TextField" xml:id="control127" form:id="control1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1_damage" form:control-implementation="ooo:com.sun.star.form.component.TextField" xml:id="control128" form:id="control1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1_range" form:control-implementation="ooo:com.sun.star.form.component.TextField" xml:id="control129" form:id="control1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3_attack_1_description" form:control-implementation="ooo:com.sun.star.form.component.TextField" xml:id="control130" form:id="control1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3_attack_3_description" form:control-implementation="ooo:com.sun.star.form.component.TextField" xml:id="control131" form:id="control1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onster_3_traits" form:control-implementation="ooo:com.sun.star.form.component.TextField" xml:id="control132" form:id="control1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3_ac" form:control-implementation="ooo:com.sun.star.form.component.TextField" xml:id="control133" form:id="control1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name" form:control-implementation="ooo:com.sun.star.form.component.TextField" xml:id="control134" form:id="control1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str_score" form:control-implementation="ooo:com.sun.star.form.component.TextField" xml:id="control135" form:id="control1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str_mod" form:control-implementation="ooo:com.sun.star.form.component.TextField" xml:id="control136" form:id="control1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str_save" form:control-implementation="ooo:com.sun.star.form.component.TextField" xml:id="control137" form:id="control1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int_score" form:control-implementation="ooo:com.sun.star.form.component.TextField" xml:id="control138" form:id="control1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int_mod" form:control-implementation="ooo:com.sun.star.form.component.TextField" xml:id="control139" form:id="control1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int_save" form:control-implementation="ooo:com.sun.star.form.component.TextField" xml:id="control140" form:id="control1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dex_score" form:control-implementation="ooo:com.sun.star.form.component.TextField" xml:id="control141" form:id="control1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dex_mod" form:control-implementation="ooo:com.sun.star.form.component.TextField" xml:id="control142" form:id="control1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dex_save" form:control-implementation="ooo:com.sun.star.form.component.TextField" xml:id="control143" form:id="control1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wis_score" form:control-implementation="ooo:com.sun.star.form.component.TextField" xml:id="control144" form:id="control1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wis_mod" form:control-implementation="ooo:com.sun.star.form.component.TextField" xml:id="control145" form:id="control1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wis_save" form:control-implementation="ooo:com.sun.star.form.component.TextField" xml:id="control146" form:id="control1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con_score" form:control-implementation="ooo:com.sun.star.form.component.TextField" xml:id="control147" form:id="control1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con_mod" form:control-implementation="ooo:com.sun.star.form.component.TextField" xml:id="control148" form:id="control1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con_save" form:control-implementation="ooo:com.sun.star.form.component.TextField" xml:id="control149" form:id="control1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cha_score" form:control-implementation="ooo:com.sun.star.form.component.TextField" xml:id="control150" form:id="control1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cha_mod" form:control-implementation="ooo:com.sun.star.form.component.TextField" xml:id="control151" form:id="control1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cha_save" form:control-implementation="ooo:com.sun.star.form.component.TextField" xml:id="control152" form:id="control1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hitdice" form:control-implementation="ooo:com.sun.star.form.component.TextField" xml:id="control153" form:id="control1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basehp" form:control-implementation="ooo:com.sun.star.form.component.TextField" xml:id="control154" form:id="control1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passiveperception" form:control-implementation="ooo:com.sun.star.form.component.TextField" xml:id="control155" form:id="control1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3_speed" form:control-implementation="ooo:com.sun.star.form.component.TextField" xml:id="control156" form:id="control1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3_proficiencybonus" form:control-implementation="ooo:com.sun.star.form.component.TextField" xml:id="control157" form:id="control1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rmortype" form:control-implementation="ooo:com.sun.star.form.component.TextField" xml:id="control158" form:id="control1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size" form:control-implementation="ooo:com.sun.star.form.component.TextField" xml:id="control159" form:id="control1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monster_3_hp_3" form:control-implementation="ooo:com.sun.star.form.component.TextField" xml:id="control160" form:id="control1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hp_4" form:control-implementation="ooo:com.sun.star.form.component.TextField" xml:id="control161" form:id="control1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hp_2" form:control-implementation="ooo:com.sun.star.form.component.TextField" xml:id="control162" form:id="control1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hp_1" form:control-implementation="ooo:com.sun.star.form.component.TextField" xml:id="control163" form:id="control1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4_name" form:control-implementation="ooo:com.sun.star.form.component.TextField" xml:id="control164" form:id="control1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4_tohit" form:control-implementation="ooo:com.sun.star.form.component.TextField" xml:id="control165" form:id="control1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4_damage" form:control-implementation="ooo:com.sun.star.form.component.TextField" xml:id="control166" form:id="control1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ttack_4_range" form:control-implementation="ooo:com.sun.star.form.component.TextField" xml:id="control167" form:id="control1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monster_3_attack_4_description" form:control-implementation="ooo:com.sun.star.form.component.TextField" xml:id="control168" form:id="control1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monster_3_hp_5" form:control-implementation="ooo:com.sun.star.form.component.TextField" xml:id="control169" form:id="control1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hp_6" form:control-implementation="ooo:com.sun.star.form.component.TextField" xml:id="control170" form:id="control1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alignment" form:control-implementation="ooo:com.sun.star.form.component.TextField" xml:id="control171" form:id="control1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nster_3_race" form:control-implementation="ooo:com.sun.star.form.component.TextField" xml:id="control172" form:id="control1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481cm" svg:height="27.8cm" svg:x="0cm" svg:y="0cm">
          <draw:image xlink:href="Pictures/10000201000004FB00000672448C89E75DEA3C51.png" xlink:type="simple" xlink:show="embed" xlink:actuate="onLoad">
            <text:p/>
          </draw:image>
        </draw:frame>
        <draw:control draw:style-name="gr2" draw:text-style-name="P2" draw:layer="controls" svg:width="7.756cm" svg:height="0.3cm" svg:x="9.544cm" svg:y="2.02cm" draw:control="control1"/>
        <draw:control draw:style-name="gr2" draw:text-style-name="P3" draw:layer="controls" svg:width="7.756cm" svg:height="0.3cm" svg:x="9.544cm" svg:y="2.8cm" draw:control="control2"/>
        <draw:control draw:style-name="gr2" draw:text-style-name="P3" draw:layer="controls" svg:width="2.901cm" svg:height="0.3cm" svg:x="17.299cm" svg:y="2.02cm" draw:control="control3"/>
        <draw:control draw:style-name="gr2" draw:text-style-name="P3" draw:layer="controls" svg:width="2.901cm" svg:height="0.3cm" svg:x="17.3cm" svg:y="2.8cm" draw:control="control4"/>
        <draw:control draw:style-name="gr3" draw:text-style-name="P4" draw:layer="controls" svg:width="1.664cm" svg:height="0.351cm" svg:x="9.951cm" svg:y="6.751cm" draw:control="control9"/>
        <draw:control draw:style-name="gr3" draw:text-style-name="P4" draw:layer="controls" svg:width="0.399cm" svg:height="0.351cm" svg:x="11.858cm" svg:y="6.753cm" draw:control="control10"/>
        <draw:control draw:style-name="gr3" draw:text-style-name="P4" draw:layer="controls" svg:width="2.039cm" svg:height="0.351cm" svg:x="12.415cm" svg:y="6.754cm" draw:control="control11"/>
        <draw:control draw:style-name="gr3" draw:text-style-name="P4" draw:layer="controls" svg:width="1.672cm" svg:height="0.351cm" svg:x="14.705cm" svg:y="6.753cm" draw:control="control12"/>
        <draw:control draw:style-name="gr3" draw:text-style-name="P4" draw:layer="controls" svg:width="1.664cm" svg:height="0.351cm" svg:x="9.95cm" svg:y="8.496cm" draw:control="control13"/>
        <draw:control draw:style-name="gr3" draw:text-style-name="P4" draw:layer="controls" svg:width="0.399cm" svg:height="0.351cm" svg:x="11.857cm" svg:y="8.498cm" draw:control="control14"/>
        <draw:control draw:style-name="gr3" draw:text-style-name="P4" draw:layer="controls" svg:width="2.039cm" svg:height="0.351cm" svg:x="12.414cm" svg:y="8.499cm" draw:control="control15"/>
        <draw:control draw:style-name="gr3" draw:text-style-name="P4" draw:layer="controls" svg:width="1.672cm" svg:height="0.351cm" svg:x="14.704cm" svg:y="8.498cm" draw:control="control16"/>
        <draw:control draw:style-name="gr3" draw:text-style-name="P4" draw:layer="controls" svg:width="6.243cm" svg:height="1.23cm" svg:x="9.952cm" svg:y="7.175cm" draw:control="control17"/>
        <draw:control draw:style-name="gr3" draw:text-style-name="P4" draw:layer="controls" svg:width="1.664cm" svg:height="0.351cm" svg:x="9.982cm" svg:y="4.998cm" draw:control="control5"/>
        <draw:control draw:style-name="gr3" draw:text-style-name="P4" draw:layer="controls" svg:width="0.399cm" svg:height="0.351cm" svg:x="11.871cm" svg:y="5.026cm" draw:control="control6"/>
        <draw:control draw:style-name="gr3" draw:text-style-name="P4" draw:layer="controls" svg:width="2.039cm" svg:height="0.351cm" svg:x="12.414cm" svg:y="5.001cm" draw:control="control7"/>
        <draw:control draw:style-name="gr3" draw:text-style-name="P4" draw:layer="controls" svg:width="1.672cm" svg:height="0.351cm" svg:x="14.704cm" svg:y="5cm" draw:control="control8"/>
        <draw:control draw:style-name="gr3" draw:text-style-name="P4" draw:layer="controls" svg:width="6.243cm" svg:height="1.23cm" svg:x="9.952cm" svg:y="5.418cm" draw:control="control18"/>
        <draw:control draw:style-name="gr3" draw:text-style-name="P4" draw:layer="controls" svg:width="6.243cm" svg:height="1.23cm" svg:x="9.982cm" svg:y="8.92cm" draw:control="control19"/>
        <draw:control draw:style-name="gr2" draw:text-style-name="P4" draw:layer="controls" svg:width="3.91cm" svg:height="6.953cm" svg:x="17.079cm" svg:y="4.694cm" draw:control="control20"/>
        <draw:control draw:style-name="gr4" draw:text-style-name="P5" draw:layer="controls" svg:width="0.684cm" svg:height="0.81cm" svg:x="5.518cm" svg:y="4.87cm" draw:control="control21"/>
        <draw:control draw:style-name="gr5" draw:text-style-name="P2" draw:layer="controls" svg:width="3.45cm" svg:height="0.3cm" svg:x="1.325cm" svg:y="5.303cm" draw:control="control22"/>
        <draw:control draw:style-name="gr4" draw:text-style-name="P6" draw:layer="controls" svg:width="0.537cm" svg:height="0.3cm" svg:x="7.07cm" svg:y="5cm" draw:control="control26"/>
        <draw:control draw:style-name="gr6" draw:text-style-name="P6" draw:layer="controls" svg:width="0.395cm" svg:height="0.388cm" svg:x="6.895cm" svg:y="5.537cm" draw:control="control25"/>
        <draw:control draw:style-name="gr6" draw:text-style-name="P6" draw:layer="controls" svg:width="0.395cm" svg:height="0.388cm" svg:x="7.404cm" svg:y="5.537cm" draw:control="control23"/>
        <draw:control draw:style-name="gr4" draw:text-style-name="P6" draw:layer="layout" svg:width="0.537cm" svg:height="0.3cm" svg:x="8.48cm" svg:y="5.001cm" draw:control="control31"/>
        <draw:control draw:style-name="gr6" draw:text-style-name="P6" draw:layer="layout" svg:width="0.395cm" svg:height="0.388cm" svg:x="8.289cm" svg:y="5.544cm" draw:control="control27"/>
        <draw:control draw:style-name="gr6" draw:text-style-name="P6" draw:layer="layout" svg:width="0.395cm" svg:height="0.388cm" svg:x="8.798cm" svg:y="5.544cm" draw:control="control24"/>
        <draw:control draw:style-name="gr4" draw:text-style-name="P6" draw:layer="layout" svg:width="0.537cm" svg:height="0.3cm" svg:x="7.07cm" svg:y="6.899cm" draw:control="control30"/>
        <draw:control draw:style-name="gr6" draw:text-style-name="P6" draw:layer="layout" svg:width="0.395cm" svg:height="0.388cm" svg:x="6.895cm" svg:y="7.436cm" draw:control="control28"/>
        <draw:control draw:style-name="gr6" draw:text-style-name="P6" draw:layer="layout" svg:width="0.395cm" svg:height="0.388cm" svg:x="7.404cm" svg:y="7.436cm" draw:control="control29"/>
        <draw:control draw:style-name="gr4" draw:text-style-name="P6" draw:layer="layout" svg:width="0.537cm" svg:height="0.3cm" svg:x="8.48cm" svg:y="6.9cm" draw:control="control34"/>
        <draw:control draw:style-name="gr6" draw:text-style-name="P6" draw:layer="layout" svg:width="0.395cm" svg:height="0.388cm" svg:x="8.289cm" svg:y="7.443cm" draw:control="control33"/>
        <draw:control draw:style-name="gr6" draw:text-style-name="P6" draw:layer="layout" svg:width="0.395cm" svg:height="0.388cm" svg:x="8.798cm" svg:y="7.443cm" draw:control="control32"/>
        <draw:control draw:style-name="gr4" draw:text-style-name="P6" draw:layer="layout" svg:width="0.537cm" svg:height="0.3cm" svg:x="7.07cm" svg:y="8.801cm" draw:control="control37"/>
        <draw:control draw:style-name="gr6" draw:text-style-name="P6" draw:layer="layout" svg:width="0.395cm" svg:height="0.388cm" svg:x="6.895cm" svg:y="9.338cm" draw:control="control36"/>
        <draw:control draw:style-name="gr6" draw:text-style-name="P6" draw:layer="layout" svg:width="0.395cm" svg:height="0.388cm" svg:x="7.404cm" svg:y="9.338cm" draw:control="control35"/>
        <draw:control draw:style-name="gr4" draw:text-style-name="P6" draw:layer="layout" svg:width="0.537cm" svg:height="0.3cm" svg:x="8.48cm" svg:y="8.802cm" draw:control="control40"/>
        <draw:control draw:style-name="gr6" draw:text-style-name="P6" draw:layer="layout" svg:width="0.395cm" svg:height="0.388cm" svg:x="8.289cm" svg:y="9.345cm" draw:control="control39"/>
        <draw:control draw:style-name="gr6" draw:text-style-name="P6" draw:layer="layout" svg:width="0.395cm" svg:height="0.388cm" svg:x="8.798cm" svg:y="9.345cm" draw:control="control38"/>
        <draw:g>
          <draw:control draw:style-name="gr4" draw:text-style-name="P5" draw:layer="controls" svg:width="0.91cm" svg:height="0.53cm" svg:x="1.27cm" svg:y="9.522cm" draw:control="control45"/>
          <draw:control draw:style-name="gr6" draw:text-style-name="P6" draw:layer="controls" svg:width="0.908cm" svg:height="0.265cm" svg:x="1.27cm" svg:y="9.235cm" draw:control="control41"/>
        </draw:g>
        <draw:control draw:style-name="gr4" draw:text-style-name="P5" draw:layer="controls" svg:width="0.91cm" svg:height="0.735cm" svg:x="4.066cm" svg:y="9.23cm" draw:control="control42"/>
        <draw:control draw:style-name="gr4" draw:text-style-name="P5" draw:layer="controls" svg:width="0.91cm" svg:height="0.824cm" svg:x="2.666cm" svg:y="9.231cm" draw:control="control43"/>
        <draw:control draw:style-name="gr4" draw:text-style-name="P5" draw:layer="controls" svg:width="0.91cm" svg:height="0.735cm" svg:x="5.466cm" svg:y="9.232cm" draw:control="control44"/>
        <draw:control draw:style-name="gr4" draw:text-style-name="P5" draw:layer="controls" svg:width="2.296cm" svg:height="0.735cm" svg:x="4.068cm" svg:y="6.348cm" draw:control="control46"/>
        <draw:control draw:style-name="gr4" draw:text-style-name="P5" draw:layer="controls" svg:width="2.296cm" svg:height="0.735cm" svg:x="1.268cm" svg:y="6.349cm" draw:control="control47"/>
        <draw:control draw:style-name="gr4" draw:text-style-name="P5" draw:layer="controls" svg:width="0.91cm" svg:height="0.735cm" svg:x="4.062cm" svg:y="10.73cm" draw:control="control48"/>
        <draw:control draw:style-name="gr4" draw:text-style-name="P5" draw:layer="controls" svg:width="0.91cm" svg:height="0.735cm" svg:x="5.462cm" svg:y="10.732cm" draw:control="control49"/>
        <draw:control draw:style-name="gr4" draw:text-style-name="P5" draw:layer="controls" svg:width="0.91cm" svg:height="0.735cm" svg:x="2.666cm" svg:y="10.733cm" draw:control="control50"/>
        <draw:control draw:style-name="gr4" draw:text-style-name="P5" draw:layer="controls" svg:width="0.91cm" svg:height="0.735cm" svg:x="1.266cm" svg:y="10.734cm" draw:control="control51"/>
        <draw:control draw:style-name="gr3" draw:text-style-name="P4" draw:layer="layout" svg:width="1.664cm" svg:height="0.351cm" svg:x="9.982cm" svg:y="10.226cm" draw:control="control52"/>
        <draw:control draw:style-name="gr3" draw:text-style-name="P4" draw:layer="layout" svg:width="0.399cm" svg:height="0.351cm" svg:x="11.857cm" svg:y="10.228cm" draw:control="control53"/>
        <draw:control draw:style-name="gr3" draw:text-style-name="P4" draw:layer="layout" svg:width="2.039cm" svg:height="0.351cm" svg:x="12.414cm" svg:y="10.229cm" draw:control="control54"/>
        <draw:control draw:style-name="gr3" draw:text-style-name="P4" draw:layer="layout" svg:width="1.672cm" svg:height="0.351cm" svg:x="14.704cm" svg:y="10.228cm" draw:control="control55"/>
        <draw:control draw:style-name="gr3" draw:text-style-name="P4" draw:layer="layout" svg:width="6.243cm" svg:height="1.23cm" svg:x="9.952cm" svg:y="10.646cm" draw:control="control56"/>
        <draw:control draw:style-name="gr4" draw:text-style-name="P5" draw:layer="controls" svg:width="0.91cm" svg:height="0.735cm" svg:x="6.866cm" svg:y="10.731cm" draw:control="control57"/>
        <draw:control draw:style-name="gr4" draw:text-style-name="P5" draw:layer="controls" svg:width="0.91cm" svg:height="0.735cm" svg:x="8.278cm" svg:y="10.733cm" draw:control="control58"/>
        <draw:control draw:style-name="gr4" draw:text-style-name="P5" draw:layer="controls" svg:width="2.296cm" svg:height="0.735cm" svg:x="4.068cm" svg:y="7.8cm" draw:control="control59"/>
        <draw:control draw:style-name="gr4" draw:text-style-name="P5" draw:layer="controls" svg:width="2.296cm" svg:height="0.735cm" svg:x="1.268cm" svg:y="7.8cm" draw:control="control60"/>
        <draw:control draw:style-name="gr3" draw:text-style-name="P4" draw:layer="layout" svg:width="1.664cm" svg:height="0.351cm" svg:x="9.952cm" svg:y="14.55cm" draw:control="control61"/>
        <draw:control draw:style-name="gr3" draw:text-style-name="P4" draw:layer="layout" svg:width="0.399cm" svg:height="0.351cm" svg:x="11.859cm" svg:y="14.552cm" draw:control="control62"/>
        <draw:control draw:style-name="gr3" draw:text-style-name="P4" draw:layer="layout" svg:width="2.039cm" svg:height="0.351cm" svg:x="12.416cm" svg:y="14.553cm" draw:control="control63"/>
        <draw:control draw:style-name="gr3" draw:text-style-name="P4" draw:layer="layout" svg:width="1.672cm" svg:height="0.351cm" svg:x="14.706cm" svg:y="14.552cm" draw:control="control64"/>
        <draw:control draw:style-name="gr3" draw:text-style-name="P4" draw:layer="layout" svg:width="1.664cm" svg:height="0.351cm" svg:x="9.951cm" svg:y="16.295cm" draw:control="control65"/>
        <draw:control draw:style-name="gr3" draw:text-style-name="P4" draw:layer="layout" svg:width="0.399cm" svg:height="0.351cm" svg:x="11.858cm" svg:y="16.297cm" draw:control="control66"/>
        <draw:control draw:style-name="gr3" draw:text-style-name="P4" draw:layer="layout" svg:width="2.039cm" svg:height="0.351cm" svg:x="12.415cm" svg:y="16.298cm" draw:control="control67"/>
        <draw:control draw:style-name="gr3" draw:text-style-name="P4" draw:layer="layout" svg:width="1.672cm" svg:height="0.351cm" svg:x="14.705cm" svg:y="16.297cm" draw:control="control68"/>
        <draw:control draw:style-name="gr3" draw:text-style-name="P4" draw:layer="layout" svg:width="6.243cm" svg:height="1.23cm" svg:x="9.953cm" svg:y="14.974cm" draw:control="control69"/>
        <draw:control draw:style-name="gr3" draw:text-style-name="P4" draw:layer="layout" svg:width="1.664cm" svg:height="0.351cm" svg:x="9.983cm" svg:y="12.797cm" draw:control="control70"/>
        <draw:control draw:style-name="gr3" draw:text-style-name="P4" draw:layer="layout" svg:width="0.399cm" svg:height="0.351cm" svg:x="11.858cm" svg:y="12.799cm" draw:control="control71"/>
        <draw:control draw:style-name="gr3" draw:text-style-name="P4" draw:layer="layout" svg:width="2.039cm" svg:height="0.351cm" svg:x="12.415cm" svg:y="12.8cm" draw:control="control72"/>
        <draw:control draw:style-name="gr3" draw:text-style-name="P4" draw:layer="layout" svg:width="1.672cm" svg:height="0.351cm" svg:x="14.705cm" svg:y="12.799cm" draw:control="control73"/>
        <draw:control draw:style-name="gr3" draw:text-style-name="P4" draw:layer="layout" svg:width="6.243cm" svg:height="1.23cm" svg:x="9.953cm" svg:y="13.217cm" draw:control="control74"/>
        <draw:control draw:style-name="gr3" draw:text-style-name="P4" draw:layer="layout" svg:width="6.243cm" svg:height="1.23cm" svg:x="9.983cm" svg:y="16.719cm" draw:control="control75"/>
        <draw:control draw:style-name="gr2" draw:text-style-name="P4" draw:layer="layout" svg:width="3.91cm" svg:height="6.953cm" svg:x="17.08cm" svg:y="12.493cm" draw:control="control76"/>
        <draw:control draw:style-name="gr4" draw:text-style-name="P5" draw:layer="layout" svg:width="0.684cm" svg:height="0.81cm" svg:x="5.519cm" svg:y="12.669cm" draw:control="control77"/>
        <draw:control draw:style-name="gr5" draw:text-style-name="P2" draw:layer="layout" svg:width="3.448cm" svg:height="0.3cm" svg:x="1.326cm" svg:y="13.1cm" draw:control="control78"/>
        <draw:control draw:style-name="gr4" draw:text-style-name="P6" draw:layer="layout" svg:width="0.537cm" svg:height="0.3cm" svg:x="7.07cm" svg:y="12.799cm" draw:control="control79"/>
        <draw:control draw:style-name="gr6" draw:text-style-name="P6" draw:layer="layout" svg:width="0.395cm" svg:height="0.388cm" svg:x="6.896cm" svg:y="13.336cm" draw:control="control80"/>
        <draw:control draw:style-name="gr6" draw:text-style-name="P6" draw:layer="layout" svg:width="0.395cm" svg:height="0.388cm" svg:x="7.405cm" svg:y="13.336cm" draw:control="control81"/>
        <draw:control draw:style-name="gr4" draw:text-style-name="P6" draw:layer="layout" svg:width="0.537cm" svg:height="0.3cm" svg:x="8.48cm" svg:y="12.8cm" draw:control="control82"/>
        <draw:control draw:style-name="gr6" draw:text-style-name="P6" draw:layer="layout" svg:width="0.395cm" svg:height="0.388cm" svg:x="8.29cm" svg:y="13.343cm" draw:control="control83"/>
        <draw:control draw:style-name="gr6" draw:text-style-name="P6" draw:layer="layout" svg:width="0.395cm" svg:height="0.388cm" svg:x="8.799cm" svg:y="13.343cm" draw:control="control84"/>
        <draw:control draw:style-name="gr4" draw:text-style-name="P6" draw:layer="layout" svg:width="0.537cm" svg:height="0.3cm" svg:x="7.07cm" svg:y="14.698cm" draw:control="control85"/>
        <draw:control draw:style-name="gr6" draw:text-style-name="P6" draw:layer="layout" svg:width="0.395cm" svg:height="0.388cm" svg:x="6.896cm" svg:y="15.235cm" draw:control="control86"/>
        <draw:control draw:style-name="gr6" draw:text-style-name="P6" draw:layer="layout" svg:width="0.395cm" svg:height="0.388cm" svg:x="7.405cm" svg:y="15.235cm" draw:control="control87"/>
        <draw:control draw:style-name="gr4" draw:text-style-name="P6" draw:layer="layout" svg:width="0.537cm" svg:height="0.3cm" svg:x="8.48cm" svg:y="14.699cm" draw:control="control88"/>
        <draw:control draw:style-name="gr6" draw:text-style-name="P6" draw:layer="layout" svg:width="0.395cm" svg:height="0.388cm" svg:x="8.29cm" svg:y="15.242cm" draw:control="control89"/>
        <draw:control draw:style-name="gr6" draw:text-style-name="P6" draw:layer="layout" svg:width="0.395cm" svg:height="0.388cm" svg:x="8.799cm" svg:y="15.242cm" draw:control="control90"/>
        <draw:control draw:style-name="gr4" draw:text-style-name="P6" draw:layer="layout" svg:width="0.537cm" svg:height="0.3cm" svg:x="7.07cm" svg:y="16.6cm" draw:control="control91"/>
        <draw:control draw:style-name="gr6" draw:text-style-name="P6" draw:layer="layout" svg:width="0.395cm" svg:height="0.388cm" svg:x="6.896cm" svg:y="17.137cm" draw:control="control92"/>
        <draw:control draw:style-name="gr6" draw:text-style-name="P6" draw:layer="layout" svg:width="0.395cm" svg:height="0.388cm" svg:x="7.405cm" svg:y="17.137cm" draw:control="control93"/>
        <draw:control draw:style-name="gr4" draw:text-style-name="P6" draw:layer="layout" svg:width="0.537cm" svg:height="0.3cm" svg:x="8.48cm" svg:y="16.601cm" draw:control="control94"/>
        <draw:control draw:style-name="gr6" draw:text-style-name="P6" draw:layer="layout" svg:width="0.395cm" svg:height="0.388cm" svg:x="8.29cm" svg:y="17.144cm" draw:control="control95"/>
        <draw:control draw:style-name="gr6" draw:text-style-name="P6" draw:layer="layout" svg:width="0.395cm" svg:height="0.388cm" svg:x="8.799cm" svg:y="17.144cm" draw:control="control96"/>
        <draw:g>
          <draw:control draw:style-name="gr4" draw:text-style-name="P5" draw:layer="layout" svg:width="0.91cm" svg:height="0.53cm" svg:x="1.271cm" svg:y="17.321cm" draw:control="control98"/>
          <draw:control draw:style-name="gr6" draw:text-style-name="P6" draw:layer="layout" svg:width="0.908cm" svg:height="0.265cm" svg:x="1.271cm" svg:y="17.034cm" draw:control="control97"/>
        </draw:g>
        <draw:control draw:style-name="gr4" draw:text-style-name="P5" draw:layer="layout" svg:width="0.91cm" svg:height="0.735cm" svg:x="4.067cm" svg:y="17.029cm" draw:control="control99"/>
        <draw:control draw:style-name="gr4" draw:text-style-name="P5" draw:layer="layout" svg:width="0.91cm" svg:height="0.81cm" svg:x="2.667cm" svg:y="17.03cm" draw:control="control100"/>
        <draw:control draw:style-name="gr4" draw:text-style-name="P5" draw:layer="layout" svg:width="0.91cm" svg:height="0.735cm" svg:x="5.467cm" svg:y="17.031cm" draw:control="control101"/>
        <draw:control draw:style-name="gr4" draw:text-style-name="P5" draw:layer="layout" svg:width="2.296cm" svg:height="0.735cm" svg:x="4.069cm" svg:y="14.147cm" draw:control="control102"/>
        <draw:control draw:style-name="gr4" draw:text-style-name="P5" draw:layer="layout" svg:width="2.296cm" svg:height="0.735cm" svg:x="1.269cm" svg:y="14.148cm" draw:control="control103"/>
        <draw:control draw:style-name="gr4" draw:text-style-name="P5" draw:layer="layout" svg:width="0.91cm" svg:height="0.735cm" svg:x="4.063cm" svg:y="18.529cm" draw:control="control104"/>
        <draw:control draw:style-name="gr4" draw:text-style-name="P5" draw:layer="layout" svg:width="0.91cm" svg:height="0.735cm" svg:x="5.463cm" svg:y="18.531cm" draw:control="control105"/>
        <draw:control draw:style-name="gr4" draw:text-style-name="P5" draw:layer="layout" svg:width="0.91cm" svg:height="0.735cm" svg:x="2.667cm" svg:y="18.532cm" draw:control="control106"/>
        <draw:control draw:style-name="gr4" draw:text-style-name="P5" draw:layer="layout" svg:width="0.91cm" svg:height="0.735cm" svg:x="1.267cm" svg:y="18.533cm" draw:control="control107"/>
        <draw:control draw:style-name="gr3" draw:text-style-name="P4" draw:layer="layout" svg:width="1.664cm" svg:height="0.351cm" svg:x="9.983cm" svg:y="18.025cm" draw:control="control108"/>
        <draw:control draw:style-name="gr3" draw:text-style-name="P4" draw:layer="layout" svg:width="0.399cm" svg:height="0.351cm" svg:x="11.858cm" svg:y="18.027cm" draw:control="control109"/>
        <draw:control draw:style-name="gr3" draw:text-style-name="P4" draw:layer="layout" svg:width="2.039cm" svg:height="0.351cm" svg:x="12.415cm" svg:y="18.028cm" draw:control="control110"/>
        <draw:control draw:style-name="gr3" draw:text-style-name="P4" draw:layer="layout" svg:width="1.672cm" svg:height="0.351cm" svg:x="14.705cm" svg:y="18.027cm" draw:control="control111"/>
        <draw:control draw:style-name="gr3" draw:text-style-name="P4" draw:layer="layout" svg:width="6.243cm" svg:height="1.23cm" svg:x="9.953cm" svg:y="18.445cm" draw:control="control112"/>
        <draw:control draw:style-name="gr4" draw:text-style-name="P5" draw:layer="layout" svg:width="0.91cm" svg:height="0.735cm" svg:x="6.867cm" svg:y="18.53cm" draw:control="control113"/>
        <draw:control draw:style-name="gr4" draw:text-style-name="P5" draw:layer="layout" svg:width="0.91cm" svg:height="0.735cm" svg:x="8.279cm" svg:y="18.532cm" draw:control="control114"/>
        <draw:control draw:style-name="gr4" draw:text-style-name="P5" draw:layer="layout" svg:width="2.296cm" svg:height="0.735cm" svg:x="4.069cm" svg:y="15.599cm" draw:control="control115"/>
        <draw:control draw:style-name="gr4" draw:text-style-name="P5" draw:layer="layout" svg:width="2.296cm" svg:height="0.735cm" svg:x="1.269cm" svg:y="15.599cm" draw:control="control116"/>
        <draw:control draw:style-name="gr3" draw:text-style-name="P4" draw:layer="layout" svg:width="1.664cm" svg:height="0.351cm" svg:x="9.953cm" svg:y="22.335cm" draw:control="control117"/>
        <draw:control draw:style-name="gr3" draw:text-style-name="P4" draw:layer="layout" svg:width="0.399cm" svg:height="0.351cm" svg:x="11.86cm" svg:y="22.337cm" draw:control="control118"/>
        <draw:control draw:style-name="gr3" draw:text-style-name="P4" draw:layer="layout" svg:width="2.039cm" svg:height="0.351cm" svg:x="12.417cm" svg:y="22.338cm" draw:control="control119"/>
        <draw:control draw:style-name="gr3" draw:text-style-name="P4" draw:layer="layout" svg:width="1.672cm" svg:height="0.351cm" svg:x="14.707cm" svg:y="22.337cm" draw:control="control120"/>
        <draw:control draw:style-name="gr3" draw:text-style-name="P4" draw:layer="layout" svg:width="1.664cm" svg:height="0.351cm" svg:x="9.952cm" svg:y="24.08cm" draw:control="control121"/>
        <draw:control draw:style-name="gr3" draw:text-style-name="P4" draw:layer="layout" svg:width="0.399cm" svg:height="0.351cm" svg:x="11.859cm" svg:y="24.082cm" draw:control="control122"/>
        <draw:control draw:style-name="gr3" draw:text-style-name="P4" draw:layer="layout" svg:width="2.039cm" svg:height="0.351cm" svg:x="12.416cm" svg:y="24.083cm" draw:control="control123"/>
        <draw:control draw:style-name="gr3" draw:text-style-name="P4" draw:layer="layout" svg:width="1.672cm" svg:height="0.351cm" svg:x="14.706cm" svg:y="24.082cm" draw:control="control124"/>
        <draw:control draw:style-name="gr3" draw:text-style-name="P4" draw:layer="layout" svg:width="6.243cm" svg:height="1.23cm" svg:x="9.954cm" svg:y="22.759cm" draw:control="control125"/>
        <draw:control draw:style-name="gr3" draw:text-style-name="P4" draw:layer="layout" svg:width="1.664cm" svg:height="0.351cm" svg:x="9.984cm" svg:y="20.582cm" draw:control="control126"/>
        <draw:control draw:style-name="gr3" draw:text-style-name="P4" draw:layer="layout" svg:width="0.399cm" svg:height="0.351cm" svg:x="11.859cm" svg:y="20.584cm" draw:control="control127"/>
        <draw:control draw:style-name="gr3" draw:text-style-name="P4" draw:layer="layout" svg:width="2.039cm" svg:height="0.351cm" svg:x="12.416cm" svg:y="20.585cm" draw:control="control128"/>
        <draw:control draw:style-name="gr3" draw:text-style-name="P4" draw:layer="layout" svg:width="1.672cm" svg:height="0.351cm" svg:x="14.706cm" svg:y="20.584cm" draw:control="control129"/>
        <draw:control draw:style-name="gr3" draw:text-style-name="P4" draw:layer="layout" svg:width="6.243cm" svg:height="1.23cm" svg:x="9.954cm" svg:y="21.002cm" draw:control="control130"/>
        <draw:control draw:style-name="gr3" draw:text-style-name="P4" draw:layer="layout" svg:width="6.243cm" svg:height="1.23cm" svg:x="9.984cm" svg:y="24.504cm" draw:control="control131"/>
        <draw:control draw:style-name="gr2" draw:text-style-name="P4" draw:layer="layout" svg:width="3.91cm" svg:height="6.953cm" svg:x="17.081cm" svg:y="20.278cm" draw:control="control132"/>
        <draw:control draw:style-name="gr4" draw:text-style-name="P5" draw:layer="layout" svg:width="0.684cm" svg:height="0.81cm" svg:x="5.52cm" svg:y="20.454cm" draw:control="control133"/>
        <draw:control draw:style-name="gr5" draw:text-style-name="P2" draw:layer="layout" svg:width="3.448cm" svg:height="0.3cm" svg:x="1.327cm" svg:y="20.9cm" draw:control="control134"/>
        <draw:control draw:style-name="gr4" draw:text-style-name="P6" draw:layer="layout" svg:width="0.537cm" svg:height="0.3cm" svg:x="7.07cm" svg:y="20.584cm" draw:control="control135"/>
        <draw:control draw:style-name="gr6" draw:text-style-name="P6" draw:layer="layout" svg:width="0.395cm" svg:height="0.388cm" svg:x="6.897cm" svg:y="21.121cm" draw:control="control136"/>
        <draw:control draw:style-name="gr6" draw:text-style-name="P6" draw:layer="layout" svg:width="0.395cm" svg:height="0.388cm" svg:x="7.406cm" svg:y="21.121cm" draw:control="control137"/>
        <draw:control draw:style-name="gr4" draw:text-style-name="P6" draw:layer="layout" svg:width="0.537cm" svg:height="0.3cm" svg:x="8.48cm" svg:y="20.585cm" draw:control="control138"/>
        <draw:control draw:style-name="gr6" draw:text-style-name="P6" draw:layer="layout" svg:width="0.395cm" svg:height="0.388cm" svg:x="8.291cm" svg:y="21.128cm" draw:control="control139"/>
        <draw:control draw:style-name="gr6" draw:text-style-name="P6" draw:layer="layout" svg:width="0.395cm" svg:height="0.388cm" svg:x="8.8cm" svg:y="21.128cm" draw:control="control140"/>
        <draw:control draw:style-name="gr4" draw:text-style-name="P6" draw:layer="layout" svg:width="0.537cm" svg:height="0.3cm" svg:x="7.07cm" svg:y="22.483cm" draw:control="control141"/>
        <draw:control draw:style-name="gr6" draw:text-style-name="P6" draw:layer="layout" svg:width="0.395cm" svg:height="0.388cm" svg:x="6.897cm" svg:y="23.02cm" draw:control="control142"/>
        <draw:control draw:style-name="gr6" draw:text-style-name="P6" draw:layer="layout" svg:width="0.395cm" svg:height="0.388cm" svg:x="7.406cm" svg:y="23.02cm" draw:control="control143"/>
        <draw:control draw:style-name="gr4" draw:text-style-name="P6" draw:layer="layout" svg:width="0.537cm" svg:height="0.3cm" svg:x="8.48cm" svg:y="22.484cm" draw:control="control144"/>
        <draw:control draw:style-name="gr6" draw:text-style-name="P6" draw:layer="layout" svg:width="0.395cm" svg:height="0.388cm" svg:x="8.291cm" svg:y="23.027cm" draw:control="control145"/>
        <draw:control draw:style-name="gr6" draw:text-style-name="P6" draw:layer="layout" svg:width="0.395cm" svg:height="0.388cm" svg:x="8.8cm" svg:y="23.027cm" draw:control="control146"/>
        <draw:control draw:style-name="gr4" draw:text-style-name="P6" draw:layer="layout" svg:width="0.537cm" svg:height="0.3cm" svg:x="7.07cm" svg:y="24.385cm" draw:control="control147"/>
        <draw:control draw:style-name="gr6" draw:text-style-name="P6" draw:layer="layout" svg:width="0.395cm" svg:height="0.388cm" svg:x="6.897cm" svg:y="24.922cm" draw:control="control148"/>
        <draw:control draw:style-name="gr6" draw:text-style-name="P6" draw:layer="layout" svg:width="0.395cm" svg:height="0.388cm" svg:x="7.406cm" svg:y="24.922cm" draw:control="control149"/>
        <draw:control draw:style-name="gr4" draw:text-style-name="P6" draw:layer="layout" svg:width="0.537cm" svg:height="0.3cm" svg:x="8.48cm" svg:y="24.386cm" draw:control="control150"/>
        <draw:control draw:style-name="gr6" draw:text-style-name="P6" draw:layer="layout" svg:width="0.395cm" svg:height="0.388cm" svg:x="8.291cm" svg:y="24.929cm" draw:control="control151"/>
        <draw:control draw:style-name="gr6" draw:text-style-name="P6" draw:layer="layout" svg:width="0.395cm" svg:height="0.388cm" svg:x="8.8cm" svg:y="24.929cm" draw:control="control152"/>
        <draw:g>
          <draw:control draw:style-name="gr4" draw:text-style-name="P5" draw:layer="layout" svg:width="0.91cm" svg:height="0.53cm" svg:x="1.272cm" svg:y="25.106cm" draw:control="control154"/>
          <draw:control draw:style-name="gr6" draw:text-style-name="P6" draw:layer="layout" svg:width="0.908cm" svg:height="0.265cm" svg:x="1.272cm" svg:y="24.819cm" draw:control="control153"/>
        </draw:g>
        <draw:control draw:style-name="gr4" draw:text-style-name="P5" draw:layer="layout" svg:width="0.91cm" svg:height="0.735cm" svg:x="4.068cm" svg:y="24.814cm" draw:control="control155"/>
        <draw:control draw:style-name="gr4" draw:text-style-name="P5" draw:layer="layout" svg:width="0.91cm" svg:height="0.81cm" svg:x="2.668cm" svg:y="24.815cm" draw:control="control156"/>
        <draw:control draw:style-name="gr4" draw:text-style-name="P5" draw:layer="layout" svg:width="0.91cm" svg:height="0.735cm" svg:x="5.468cm" svg:y="24.816cm" draw:control="control157"/>
        <draw:control draw:style-name="gr4" draw:text-style-name="P5" draw:layer="layout" svg:width="2.296cm" svg:height="0.735cm" svg:x="4.07cm" svg:y="21.932cm" draw:control="control158"/>
        <draw:control draw:style-name="gr4" draw:text-style-name="P5" draw:layer="layout" svg:width="2.296cm" svg:height="0.735cm" svg:x="1.27cm" svg:y="21.933cm" draw:control="control159"/>
        <draw:control draw:style-name="gr4" draw:text-style-name="P5" draw:layer="layout" svg:width="0.91cm" svg:height="0.735cm" svg:x="4.064cm" svg:y="26.314cm" draw:control="control160"/>
        <draw:control draw:style-name="gr4" draw:text-style-name="P5" draw:layer="layout" svg:width="0.91cm" svg:height="0.735cm" svg:x="5.464cm" svg:y="26.316cm" draw:control="control161"/>
        <draw:control draw:style-name="gr4" draw:text-style-name="P5" draw:layer="layout" svg:width="0.91cm" svg:height="0.735cm" svg:x="2.668cm" svg:y="26.317cm" draw:control="control162"/>
        <draw:control draw:style-name="gr4" draw:text-style-name="P5" draw:layer="layout" svg:width="0.91cm" svg:height="0.735cm" svg:x="1.268cm" svg:y="26.318cm" draw:control="control163"/>
        <draw:control draw:style-name="gr3" draw:text-style-name="P4" draw:layer="layout" svg:width="1.664cm" svg:height="0.351cm" svg:x="9.984cm" svg:y="25.81cm" draw:control="control164"/>
        <draw:control draw:style-name="gr3" draw:text-style-name="P4" draw:layer="layout" svg:width="0.399cm" svg:height="0.351cm" svg:x="11.859cm" svg:y="25.812cm" draw:control="control165"/>
        <draw:control draw:style-name="gr3" draw:text-style-name="P4" draw:layer="layout" svg:width="2.039cm" svg:height="0.351cm" svg:x="12.416cm" svg:y="25.813cm" draw:control="control166"/>
        <draw:control draw:style-name="gr3" draw:text-style-name="P4" draw:layer="layout" svg:width="1.672cm" svg:height="0.351cm" svg:x="14.706cm" svg:y="25.812cm" draw:control="control167"/>
        <draw:control draw:style-name="gr3" draw:text-style-name="P4" draw:layer="layout" svg:width="6.243cm" svg:height="1.23cm" svg:x="9.954cm" svg:y="26.23cm" draw:control="control168"/>
        <draw:control draw:style-name="gr4" draw:text-style-name="P5" draw:layer="layout" svg:width="0.91cm" svg:height="0.735cm" svg:x="6.868cm" svg:y="26.315cm" draw:control="control169"/>
        <draw:control draw:style-name="gr4" draw:text-style-name="P5" draw:layer="layout" svg:width="0.91cm" svg:height="0.735cm" svg:x="8.28cm" svg:y="26.317cm" draw:control="control170"/>
        <draw:control draw:style-name="gr4" draw:text-style-name="P5" draw:layer="layout" svg:width="2.296cm" svg:height="0.735cm" svg:x="4.07cm" svg:y="23.384cm" draw:control="control171"/>
        <draw:control draw:style-name="gr4" draw:text-style-name="P5" draw:layer="layout" svg:width="2.296cm" svg:height="0.735cm" svg:x="1.27cm" svg:y="23.384cm" draw:control="control17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8:25:03.871720356</meta:creation-date>
    <dc:date>2019-02-18T20:33:13.826845073</dc:date>
    <meta:editing-duration>P1DT12H18M47S</meta:editing-duration>
    <meta:editing-cycles>109</meta:editing-cycles>
    <meta:generator>LibreOffice/6.0.7.3$Linux_X86_64 LibreOffice_project/00m0$Build-3</meta:generator>
    <meta:document-statistic meta:object-count="176"/>
  </office:meta>
</office:document-meta>
</file>